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26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0128" calcext:value-type="float">
            <text:p>83.3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60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5472" calcext:value-type="float">
            <text:p>83.4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60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60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25056" calcext:value-type="float">
            <text:p>83.1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60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564" calcext:value-type="float">
            <text:p>83.2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602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9336" calcext:value-type="float">
            <text:p>83.0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602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602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7688" calcext:value-type="float">
            <text:p>82.8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602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602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9128" calcext:value-type="float">
            <text:p>82.9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602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708" calcext:value-type="float">
            <text:p>83.3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602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602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602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2448" calcext:value-type="float">
            <text:p>82.8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2602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